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Blue Cheese Sauce</text:span></text:p>
      <text:p text:style-name="P1"><text:span text:style-name="T1"/></text:p>
      <text:p text:style-name="P1">2kg Stilton Cheese</text:p>
      <text:p text:style-name="P1">4kg Sour Cream</text:p>
      <text:p text:style-name="P1">2tblsn Celery Salt</text:p>
      <text:p text:style-name="P1">1tblsn Garlic Powder</text:p>
      <text:p text:style-name="P1">250ml Double Crea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  <meta:initial-creator>Harry Morse</meta:initial-creator>
  </office:meta>
</office:document-meta>
</file>